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oftware Engineering for Internet of Things</text:p>
      <text:h text:style-name="Heading_20_1" text:outline-level="1">Topic analysis</text:h>
      <text:h text:style-name="Heading_20_2" text:outline-level="2">What is IoT ?</text:h>
      <text:h text:style-name="Heading_20_2" text:outline-level="2">Where is it used ?</text:h>
      <text:h text:style-name="Heading_20_2" text:outline-level="2">Why is it more complex than automation ?</text:h>
      <text:h text:style-name="Heading_20_2" text:outline-level="2">Why SE is not ready to address this field ?</text:h>
      <text:h text:style-name="Heading_20_1" text:outline-level="1">The AAL Context</text:h>
      <text:h text:style-name="Heading_20_2" text:outline-level="2">AAL</text:h>
      <text:h text:style-name="Heading_20_2" text:outline-level="2">Plethora of devices</text:h>
      <text:h text:style-name="Heading_20_2" text:outline-level="2">Standard vs. Private Protocols</text:h>
      <text:h text:style-name="Heading_20_2" text:outline-level="2">Acceptability</text:h>
      <text:h text:style-name="Heading_20_3" text:outline-level="3">Adaptation for each person</text:h>
      <text:h text:style-name="Heading_20_1" text:outline-level="1">Relevant problems</text:h>
      <text:h text:style-name="Heading_20_2" text:outline-level="2">Interoperability</text:h>
      <text:h text:style-name="Heading_20_2" text:outline-level="2">Opening</text:h>
      <text:h text:style-name="Heading_20_2" text:outline-level="2">Adapation</text:h>
      <text:h text:style-name="Heading_20_2" text:outline-level="2">Evolution</text:h>
      <text:h text:style-name="Heading_20_2" text:outline-level="2">Variability Management</text:h>
      <text:h text:style-name="Heading_20_2" text:outline-level="2">Remote Control</text:h>
      <text:h text:style-name="Heading_20_2" text:outline-level="2">Distribution</text:h>
      <text:h text:style-name="Heading_20_2" text:outline-level="2">Safety &amp; Security</text:h>
      <text:h text:style-name="Heading_20_2" text:outline-level="2">User profiling</text:h>
      <text:h text:style-name="Heading_20_3" text:outline-level="3">EUP</text:h>
      <text:h text:style-name="Heading_20_1" text:outline-level="1">Existing Approaches</text:h>
      <text:h text:style-name="Heading_20_2" text:outline-level="2">SCA</text:h>
      <text:h text:style-name="Heading_20_2" text:outline-level="2">Fractal</text:h>
      <text:h text:style-name="Heading_20_2" text:outline-level="2">OSGi</text:h>
      <text:h text:style-name="Heading_20_2" text:outline-level="2">REST</text:h>
      <text:h text:style-name="Heading_20_2" text:outline-level="2">WS</text:h>
      <text:h text:style-name="Heading_20_1" text:outline-level="1">A new component model</text:h>
      <text:h text:style-name="Heading_20_2" text:outline-level="2">Problems addressed in this thesis</text:h>
      <text:h text:style-name="Heading_20_3" text:outline-level="3">Introperability</text:h>
      <text:h text:style-name="Heading_20_3" text:outline-level="3">Opening</text:h>
      <text:h text:style-name="Heading_20_3" text:outline-level="3">Adaptation</text:h>
      <text:h text:style-name="Heading_20_3" text:outline-level="3">Variability Management</text:h>
      <text:h text:style-name="Heading_20_3" text:outline-level="3">Evolutivity</text:h>
      <text:h text:style-name="Heading_20_2" text:outline-level="2">Details of the model</text:h>
      <text:h text:style-name="Heading_20_2" text:outline-level="2">How it addresses requirements</text:h>
      <text:h text:style-name="Heading_20_1" text:outline-level="1">Architecture Synthesis</text:h>
      <text:h text:style-name="Heading_20_2" text:outline-level="2">Static : FD, CT, CI</text:h>
      <text:h text:style-name="Heading_20_2" text:outline-level="2">Dynamic ; MAD Editor, BEPL</text:h>
      <text:h text:style-name="Heading_20_2" text:outline-level="2">Synthétiseur, Compilateur</text:h>
      <text:h text:style-name="Heading_20_1" text:outline-level="1">Validation on experiments</text:h>
      <text:h text:style-name="Heading_20_1" text:outline-level="1">Conclusions</text:h>
      <text:h text:style-name="Heading_20_2" text:outline-level="2">Synthesis board</text:h>
      <text:h text:style-name="Heading_20_3" text:outline-level="3">Requirements / Answers</text:h>
      <text:h text:style-name="Heading_20_2" text:outline-level="2">Pros&amp;Cons</text:h>
      <text:h text:style-name="Heading_20_2" text:outline-level="2">IoT-IoS</text:h>
      <text:h text:style-name="Heading_20_1" text:outline-level="1">Perspectives</text:h>
      <text:h text:style-name="Heading_20_2" text:outline-level="2">EUP</text:h>
      <text:h text:style-name="Heading_20_2" text:outline-level="2">FuzyLogic</text:h>
      <text:h text:style-name="Heading_20_1" text:outline-level="1">Bibliography</text:h>
      <text:list text:style-name="L1">
        <text:list-item>
          <text:p text:style-name="Standard">Using MDE to build a schisophrenic middleware</text:p>
        </text:list-item>
      </text:list>
      <text:h text:style-name="Heading_20_1" text:outline-level="1">Work Arround</text:h>
      <text:h text:style-name="Heading_20_2" text:outline-level="2">Public Demonstrations</text:h>
      <text:h text:style-name="Heading_20_3" text:outline-level="3">FDLS</text:h>
      <text:h text:style-name="Heading_20_3" text:outline-level="3">Inauguration ESIR</text:h>
      <text:h text:style-name="Heading_20_3" text:outline-level="3">AERES</text:h>
      <text:h text:style-name="Heading_20_2" text:outline-level="2">ITI Project</text:h>
      <text:h text:style-name="Heading_20_2" text:outline-level="2">Spin Off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